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1.706cm" fo:min-width="0.889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6d6d" loext:fill-use-slide-background="false" draw:opacity="100%" draw:textarea-horizontal-align="justify" draw:textarea-vertical-align="middle" draw:auto-grow-height="false" fo:min-height="11.707cm" fo:min-width="0.889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4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6cm" fo:min-width="0.355cm" style:writing-mode="lr-tb"/>
      <style:paragraph-properties style:writing-mode="lr-tb"/>
    </style:style>
    <style:style style:name="gr5" style:family="graphic" style:parent-style-name="standard">
      <style:graphic-properties svg:stroke-color="#000000" draw:fill="solid" draw:fill-color="#ff6d6d" loext:fill-use-slide-background="false" draw:textarea-horizontal-align="justify" draw:textarea-vertical-align="middle" draw:auto-grow-height="false" fo:min-height="0.6cm" fo:min-width="0.354cm" style:writing-mode="lr-tb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="solid" draw:fill-color="#bf819e" loext:fill-use-slide-background="false" draw:textarea-horizontal-align="justify" draw:textarea-vertical-align="middle" draw:auto-grow-height="false" fo:min-height="2.846cm" fo:min-width="0.79cm" style:writing-mode="lr-tb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9" style:family="graphic" style:parent-style-name="standard">
      <style:graphic-properties svg:stroke-color="#000000" draw:fill="solid" draw:fill-color="#ff860d" loext:fill-use-slide-background="false" draw:textarea-horizontal-align="justify" draw:textarea-vertical-align="middle" draw:auto-grow-height="false" fo:min-height="0.515cm" fo:min-width="0.636cm" style:writing-mode="lr-tb"/>
      <style:paragraph-properties style:writing-mode="lr-tb"/>
    </style:style>
    <style:style style:name="gr10" style:family="graphic" style:parent-style-name="standard" style:list-style-name="L1">
      <style:graphic-properties svg:stroke-color="#000000" draw:fill="solid" draw:fill-color="#ffe994" loext:fill-use-slide-background="false" draw:textarea-horizontal-align="justify" draw:textarea-vertical-align="middle" draw:auto-grow-height="false" fo:min-height="0.6cm" fo:min-width="0.355cm" style:writing-mode="lr-tb"/>
      <style:paragraph-properties style:writing-mode="lr-tb"/>
    </style:style>
    <style:style style:name="gr11" style:family="graphic" style:parent-style-name="standard">
      <style:graphic-properties svg:stroke-color="#000000" draw:fill="solid" draw:fill-color="#ffe994" loext:fill-use-slide-background="false" draw:textarea-horizontal-align="justify" draw:textarea-vertical-align="middle" draw:auto-grow-height="false" fo:min-height="0.6cm" fo:min-width="0.355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6d6d" draw:opacity="100%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solid" draw:fill-color="#ff6d6d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f819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5983b0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860d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e994"/>
      <style:paragraph-properties fo:text-align="center" style:writing-mode="lr-tb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 Page" draw:style-name="dp1" draw:master-page-name="Standard">
        <draw:custom-shape draw:style-name="gr1" draw:text-style-name="P2" draw:layer="layout" svg:width="1.389cm" svg:height="11.956cm" svg:x="0.546cm" svg:y="6.953cm">
          <text:p text:style-name="P1"><text:span text:style-name="T1">2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2.159cm" svg:y="6.948cm">
          <text:p text:style-name="P1"><text:span text:style-name="T1">2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89cm" svg:height="11.957cm" svg:x="3.757cm" svg:y="6.947cm">
          <text:p text:style-name="P1"><text:span text:style-name="T1">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5.366cm" svg:y="6.942cm">
          <text:p text:style-name="P1"><text:span text:style-name="T1">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6.904cm" svg:y="6.945cm">
          <text:p text:style-name="P1"><text:span text:style-name="T1">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89cm" svg:height="11.957cm" svg:x="10.076cm" svg:y="6.936cm">
          <text:p text:style-name="P1"><text:span text:style-name="T1">2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1.646cm" svg:y="6.909cm">
          <text:p text:style-name="P1"><text:span text:style-name="T1">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8.506cm" svg:y="6.966cm">
          <text:p text:style-name="P1"><text:span text:style-name="T1">2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89cm" svg:height="11.956cm" svg:x="13.286cm" svg:y="6.909cm">
          <text:p text:style-name="P1"><text:span text:style-name="T1">20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8cm" svg:height="0.847cm" svg:x="0.637cm" svg:y="3.157cm">
          <text:p text:style-name="P3"><text:span text:style-name="T2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5.478cm">
          <text:p text:style-name="P3"><text:span text:style-name="T2">2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1cm" svg:y="4.331cm">
          <text:p text:style-name="P3"><text:span text:style-name="T2">3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0.629cm" svg:y="1.704cm">
          <text:p text:style-name="P5"><text:span text:style-name="T3">4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2.225cm" svg:y="3.175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5.496cm">
          <text:p text:style-name="P3"><text:span text:style-name="T2">2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189cm" svg:y="4.349cm">
          <text:p text:style-name="P3"><text:span text:style-name="T2">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2.2cm" svg:y="1.724cm">
          <text:p text:style-name="P5"><text:span text:style-name="T3">4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3.83cm" svg:y="3.192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5.513cm">
          <text:p text:style-name="P3"><text:span text:style-name="T2">2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94cm" svg:y="4.366cm">
          <text:p text:style-name="P3"><text:span text:style-name="T2">3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208cm" svg:height="1.202cm" svg:x="3.806cm" svg:y="1.723cm">
          <text:p text:style-name="P5"><text:span text:style-name="T3">4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5.47cm" svg:y="3.192cm">
          <text:p text:style-name="P3"><text:span text:style-name="T2">1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5.513cm">
          <text:p text:style-name="P3"><text:span text:style-name="T2">2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34cm" svg:y="4.366cm">
          <text:p text:style-name="P3"><text:span text:style-name="T2">3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5.489cm" svg:y="1.762cm">
          <text:p text:style-name="P5"><text:span text:style-name="T3">4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7.022cm" svg:y="3.21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5.531cm">
          <text:p text:style-name="P3"><text:span text:style-name="T2">2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6.986cm" svg:y="4.384cm">
          <text:p text:style-name="P3"><text:span text:style-name="T2">3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7cm" svg:height="1.202cm" svg:x="6.984cm" svg:y="1.744cm">
          <text:p text:style-name="P5"><text:span text:style-name="T3">4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8.61cm" svg:y="3.192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5.513cm">
          <text:p text:style-name="P3"><text:span text:style-name="T2">2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4cm" svg:y="4.366cm">
          <text:p text:style-name="P3"><text:span text:style-name="T2">3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8.592cm" svg:y="1.743cm">
          <text:p text:style-name="P5"><text:span text:style-name="T3">4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0.145cm" svg:y="3.193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5.514cm">
          <text:p text:style-name="P3"><text:span text:style-name="T2">2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09cm" svg:y="4.367cm">
          <text:p text:style-name="P3"><text:span text:style-name="T2">3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0.126cm" svg:y="1.744cm">
          <text:p text:style-name="P5"><text:span text:style-name="T3">4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11.767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5.531cm">
          <text:p text:style-name="P3"><text:span text:style-name="T2">2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1cm" svg:y="4.384cm">
          <text:p text:style-name="P3"><text:span text:style-name="T2">3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209cm" svg:height="1.202cm" svg:x="11.77cm" svg:y="1.763cm">
          <text:p text:style-name="P5"><text:span text:style-name="T3">40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18cm" svg:height="0.847cm" svg:x="0.638cm" svg:y="3.157cm">
          <text:p text:style-name="P3"><text:span text:style-name="T2">4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26cm" svg:y="3.175cm">
          <text:p text:style-name="P3"><text:span text:style-name="T2">4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831cm" svg:y="3.192cm">
          <text:p text:style-name="P3"><text:span text:style-name="T2">4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71cm" svg:y="3.192cm">
          <text:p text:style-name="P3"><text:span text:style-name="T2">4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23cm" svg:y="3.21cm">
          <text:p text:style-name="P3"><text:span text:style-name="T2">4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611cm" svg:y="3.192cm">
          <text:p text:style-name="P3"><text:span text:style-name="T2">4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46cm" svg:y="3.193cm">
          <text:p text:style-name="P3"><text:span text:style-name="T2">4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8cm" svg:y="3.21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0.603cm" svg:y="19.433cm">
          <text:p text:style-name="P3"><text:span text:style-name="T2">1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2.25cm" svg:y="19.393cm">
          <text:p text:style-name="P3"><text:span text:style-name="T2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3.777cm" svg:y="19.39cm">
          <text:p text:style-name="P3"><text:span text:style-name="T2">1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5.417cm" svg:y="19.41cm">
          <text:p text:style-name="P3"><text:span text:style-name="T2">10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7.009cm" svg:y="19.389cm">
          <text:p text:style-name="P3"><text:span text:style-name="T2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8.576cm" svg:y="19.371cm">
          <text:p text:style-name="P3"><text:span text:style-name="T2">1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0.111cm" svg:y="19.371cm">
          <text:p text:style-name="P3"><text:span text:style-name="T2">1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34cm" svg:y="19.388cm">
          <text:p text:style-name="P3"><text:span text:style-name="T2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3.455cm" svg:y="19.388cm">
          <text:p text:style-name="P3"><text:span text:style-name="T2">1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527cm" svg:height="0.47cm" svg:x="12.794cm" svg:y="8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8" draw:layer="layout" svg:width="1.428cm" svg:height="3.234cm" svg:x="13.267cm" svg:y="3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72cm" svg:y="17.917cm">
          <text:p text:style-name="P3"><text:span text:style-name="T2">2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1.769cm" svg:y="3.21cm">
          <text:p text:style-name="P3"><text:span text:style-name="T2">4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7cm" svg:y="17.912cm">
          <text:p text:style-name="P3"><text:span text:style-name="T2">2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37cm" svg:y="16.445cm">
          <text:p text:style-name="P3"><text:span text:style-name="T2">3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49cm" svg:y="16.474cm">
          <text:p text:style-name="P3"><text:span text:style-name="T2">3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6.012cm" svg:y="15.018cm">
          <text:p text:style-name="P3"><text:span text:style-name="T2">Page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218cm" svg:height="0.847cm" svg:x="17.915cm" svg:y="15.033cm">
          <text:p text:style-name="P3"><text:span text:style-name="T2">Page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18cm" svg:height="0.847cm" svg:x="17.98cm" svg:y="19.378cm">
          <text:p text:style-name="P3"><text:span text:style-name="T2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218cm" svg:height="0.847cm" svg:x="16.007cm" svg:y="19.393cm">
          <text:p text:style-name="P3"><text:span text:style-name="T2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209cm" svg:height="1.202cm" svg:x="18.042cm" svg:y="1.804cm">
          <text:p text:style-name="P11"><text:span text:style-name="T4"><text:s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1.209cm" svg:height="1.202cm" svg:x="16.004cm" svg:y="1.825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209cm" svg:height="1.202cm" svg:x="15.965cm" svg:y="4.294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209cm" svg:height="1.202cm" svg:x="18.087cm" svg:y="4.295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209cm" svg:height="1.202cm" svg:x="15.984cm" svg:y="6.902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209cm" svg:height="1.202cm" svg:x="18.043cm" svg:y="6.942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209cm" svg:height="1.202cm" svg:x="15.985cm" svg:y="9.059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209cm" svg:height="1.202cm" svg:x="17.945cm" svg:y="9.021cm">
          <text:p text:style-name="P5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2.351cm" svg:height="0.828cm" svg:x="15.592cm" svg:y="1.981cm">
          <draw:text-box>
            <text:p><text:span text:style-name="T5">Dimmer</text:span></text:p>
          </draw:text-box>
        </draw:frame>
        <draw:frame draw:style-name="gr12" draw:text-style-name="P14" draw:layer="layout" svg:width="2.351cm" svg:height="0.828cm" svg:x="17.531cm" svg:y="1.959cm">
          <draw:text-box>
            <text:p><text:span text:style-name="T5">Gobo 1</text:span></text:p>
          </draw:text-box>
        </draw:frame>
        <draw:frame draw:style-name="gr13" draw:text-style-name="P15" draw:layer="layout" svg:width="2.351cm" svg:height="0.802cm" svg:x="15.418cm" svg:y="4.507cm">
          <draw:text-box>
            <text:p text:style-name="P7"><text:span text:style-name="T5">Pan</text:span></text:p>
          </draw:text-box>
        </draw:frame>
        <draw:frame draw:style-name="gr13" draw:text-style-name="P15" draw:layer="layout" svg:width="2.351cm" svg:height="0.802cm" svg:x="17.532cm" svg:y="4.442cm">
          <draw:text-box>
            <text:p text:style-name="P7"><text:span text:style-name="T5">Tilt</text:span></text:p>
          </draw:text-box>
        </draw:frame>
        <draw:frame draw:style-name="gr13" draw:text-style-name="P15" draw:layer="layout" svg:width="2.351cm" svg:height="0.802cm" svg:x="15.397cm" svg:y="7.12cm">
          <draw:text-box>
            <text:p text:style-name="P7"><text:span text:style-name="T5">Col_R</text:span></text:p>
          </draw:text-box>
        </draw:frame>
        <draw:frame draw:style-name="gr13" draw:text-style-name="P15" draw:layer="layout" svg:width="2.351cm" svg:height="0.802cm" svg:x="17.466cm" svg:y="7.076cm">
          <draw:text-box>
            <text:p text:style-name="P7"><text:span text:style-name="T5">Col_G</text:span></text:p>
          </draw:text-box>
        </draw:frame>
        <draw:frame draw:style-name="gr13" draw:text-style-name="P15" draw:layer="layout" svg:width="2.351cm" svg:height="0.802cm" svg:x="15.442cm" svg:y="9.254cm">
          <draw:text-box>
            <text:p text:style-name="P7"><text:span text:style-name="T5">Col_B</text:span></text:p>
          </draw:text-box>
        </draw:frame>
        <draw:frame draw:style-name="gr13" draw:text-style-name="P15" draw:layer="layout" svg:width="2.351cm" svg:height="0.802cm" svg:x="17.423cm" svg:y="9.145cm">
          <draw:text-box>
            <text:p text:style-name="P7"><text:span text:style-name="T5">Col 1</text:span></text:p>
          </draw:text-box>
        </draw:frame>
        <draw:frame draw:style-name="gr13" draw:text-style-name="P15" draw:layer="layout" svg:width="2.351cm" svg:height="0.72cm" svg:x="15.311cm" svg:y="2.897cm">
          <draw:text-box>
            <text:p text:style-name="P7"><text:span text:style-name="T1">Push: fine</text:span></text:p>
          </draw:text-box>
        </draw:frame>
        <draw:frame draw:style-name="gr14" draw:text-style-name="P15" draw:layer="layout" svg:width="3.131cm" svg:height="1.115cm" svg:x="17.294cm" svg:y="2.94cm">
          <draw:text-box>
            <text:p text:style-name="P7"><text:span text:style-name="T1">Push: Rou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10-30T01:35:24.551000000</dc:date>
    <meta:editing-duration>PT5H5M44S</meta:editing-duration>
    <meta:editing-cycles>14</meta:editing-cycles>
    <meta:generator>LibreOffice/7.5.1.2$Windows_X86_64 LibreOffice_project/fcbaee479e84c6cd81291587d2ee68cba099e129</meta:generator>
    <meta:document-statistic meta:object-count="87"/>
  </office:meta>
</office:document-meta>
</file>

<file path=Object 1/content.xml><?xml version="1.0" encoding="utf-8"?>
<math xmlns="http://www.w3.org/1998/Math/MathML" display="block"/>
</file>